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Times New Roman" svg:font-family="'Times New Roman'"/>
    <style:font-face style:name="Verdana" svg:font-family="Verdan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list-style-name="L12">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3" style:family="paragraph" style:parent-style-name="Text_20_body" style:list-style-name="L13">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4" style:family="paragraph" style:parent-style-name="Text_20_body" style:list-style-name="L14">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 style:family="paragraph" style:parent-style-name="Text_20_body" style:list-style-name="L15">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6" style:family="paragraph" style:parent-style-name="Text_20_body" style:list-style-name="L16">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7" style:family="paragraph" style:parent-style-name="Text_20_body" style:list-style-name="L19">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8" style:family="paragraph" style:parent-style-name="Text_20_body" style:list-style-name="L12">
      <style:paragraph-properties fo:margin-top="0in" fo:margin-bottom="0in" loext:contextual-spacing="false" fo:text-align="start" style:justify-single-word="false" fo:orphans="2" fo:widows="2" fo:padding="0in" fo:border="none"/>
    </style:style>
    <style:style style:name="P9" style:family="paragraph" style:parent-style-name="Text_20_body" style:list-style-name="L15">
      <style:paragraph-properties fo:margin-top="0in" fo:margin-bottom="0in" loext:contextual-spacing="false" fo:text-align="start" style:justify-single-word="false" fo:orphans="2" fo:widows="2" fo:padding="0in" fo:border="none"/>
    </style:style>
    <style:style style:name="P10" style:family="paragraph" style:parent-style-name="Text_20_body" style:list-style-name="L17">
      <style:paragraph-properties fo:margin-top="0in" fo:margin-bottom="0in" loext:contextual-spacing="false" fo:text-align="start" style:justify-single-word="false" fo:orphans="2" fo:widows="2" fo:padding="0in" fo:border="none"/>
    </style:style>
    <style:style style:name="P11" style:family="paragraph" style:parent-style-name="Text_20_body" style:list-style-name="L1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12" style:family="paragraph" style:parent-style-name="Text_20_body" style:list-style-name="L1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13" style:family="paragraph" style:parent-style-name="Text_20_body" style:list-style-name="L15">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14" style:family="paragraph" style:parent-style-name="Text_20_body" style:list-style-name="L16">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15" style:family="paragraph" style:parent-style-name="Text_20_body" style:list-style-name="L17">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16" style:family="paragraph" style:parent-style-name="Text_20_body" style:list-style-name="L18">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17" style:family="paragraph" style:parent-style-name="Text_20_body" style:list-style-name="L19">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18" style:family="paragraph" style:parent-style-name="Text_20_body" style:list-style-name="L13">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2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9.75pt" fo:letter-spacing="normal" fo:font-style="normal" fo:font-weight="normal" fo:background-color="#ffcccc" loext:padding-left="0.4689in" loext:padding-right="0.052in" loext:padding-top="0.1043in" loext:padding-bottom="0.1563in" loext:border-left="0.74pt solid #680000" loext:border-right="0.74pt solid #680000" loext:border-top="3.74pt solid #680000" loext:border-bottom="0.74pt solid #680000"/>
    </style:style>
    <style:style style:name="P21" style:family="paragraph" style:parent-style-name="Text_20_body">
      <style:paragraph-properties fo:margin-left="0in" fo:margin-right="0in" fo:text-align="start" style:justify-single-word="false" fo:orphans="2" fo:widows="2" fo:text-indent="0in" style:auto-text-indent="false"/>
    </style:style>
    <style:style style:name="P22" style:family="paragraph" style:parent-style-name="Heading_20_1">
      <style:text-properties fo:font-variant="normal" fo:text-transform="none" fo:color="#232323" style:font-name="Verdana" fo:font-size="16.5pt" fo:letter-spacing="normal" fo:font-style="normal" fo:font-weight="bold"/>
    </style:style>
    <style:style style:name="P23" style:family="paragraph" style:parent-style-name="Heading_20_1">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6.5pt" fo:letter-spacing="normal" fo:font-style="normal" fo:font-weight="bold"/>
    </style:style>
    <style:style style:name="P24" style:family="paragraph" style:parent-style-name="Heading_20_2">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style>
    <style:style style:name="P25" style:family="paragraph" style:parent-style-name="Heading_20_2">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3.5pt" fo:letter-spacing="normal" fo:font-style="normal" fo:font-weight="bold"/>
    </style:style>
    <style:style style:name="P26" style:family="paragraph" style:parent-style-name="Heading_20_3">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2pt" fo:letter-spacing="normal" fo:font-style="normal" fo:font-weight="bold"/>
    </style:style>
    <style:style style:name="P27" style:family="paragraph" style:parent-style-name="Preformatted_20_Text">
      <style:paragraph-properties fo:margin-left="0in" fo:margin-right="0in" fo:margin-top="0.0311in" fo:margin-bottom="0.0311in" loext:contextual-spacing="false" fo:text-align="start" style:justify-single-word="false" fo:orphans="2" fo:widows="2" fo:text-indent="0in" style:auto-text-indent="false" fo:padding="0.0209in" fo:border="0.06pt solid #c6d7df"/>
      <style:text-properties fo:font-variant="normal" fo:text-transform="none" fo:color="#232323" fo:font-size="10.5pt" fo:letter-spacing="normal" fo:font-style="normal" fo:font-weight="normal"/>
    </style:style>
    <style:style style:name="P28" style:family="paragraph" style:parent-style-name="Preformatted_20_Text">
      <style:paragraph-properties fo:margin-left="0in" fo:margin-right="0in" fo:margin-top="0.0311in" fo:margin-bottom="0.0311in" loext:contextual-spacing="false" fo:text-indent="0in" style:auto-text-indent="false" fo:padding="0.0209in" fo:border="0.06pt solid #c6d7df"/>
      <style:text-properties fo:font-size="10.5pt"/>
    </style:style>
    <style:style style:name="P29" style:family="paragraph" style:parent-style-name="Preformatted_20_Text">
      <style:paragraph-properties fo:margin-left="0.3937in" fo:margin-right="0in" fo:margin-top="0.0311in" fo:margin-bottom="0.0311in" loext:contextual-spacing="false" fo:text-align="start" style:justify-single-word="false" fo:orphans="2" fo:widows="2" fo:text-indent="0in" style:auto-text-indent="false" fo:padding="0.0209in" fo:border="0.06pt solid #c6d7df"/>
      <style:text-properties fo:font-variant="normal" fo:text-transform="none" fo:color="#232323" style:font-name="Arial" fo:font-size="10.5pt" fo:letter-spacing="normal" fo:font-style="normal" fo:font-weight="normal"/>
    </style:style>
    <style:style style:name="P30" style:family="paragraph" style:parent-style-name="Preformatted_20_Text">
      <style:paragraph-properties fo:margin-left="0.3937in" fo:margin-right="0in" fo:margin-top="0.0311in" fo:margin-bottom="0.0311in" loext:contextual-spacing="false" fo:text-align="start" style:justify-single-word="false" fo:orphans="2" fo:widows="2" fo:text-indent="0in" style:auto-text-indent="false" fo:padding="0.0209in" fo:border="0.06pt solid #c6d7df"/>
      <style:text-properties fo:font-variant="normal" fo:text-transform="none" fo:color="#232323" fo:letter-spacing="normal"/>
    </style:style>
    <style:style style:name="P31" style:family="paragraph" style:parent-style-name="Preformatted_20_Text">
      <style:paragraph-properties fo:margin-top="0.0311in" fo:margin-bottom="0.0311in" loext:contextual-spacing="false" fo:padding="0.0209in" fo:border="0.06pt solid #c6d7df"/>
    </style:style>
    <style:style style:name="P32" style:family="paragraph" style:parent-style-name="Preformatted_20_Text">
      <style:paragraph-properties fo:margin-top="0.0311in" fo:margin-bottom="0.0311in" loext:contextual-spacing="false" fo:padding="0.0209in" fo:border="0.06pt solid #c6d7df"/>
      <style:text-properties fo:font-size="10.5pt"/>
    </style:style>
    <style:style style:name="P33" style:family="paragraph" style:parent-style-name="List_20_Contents">
      <style:paragraph-properties fo:text-align="start" style:justify-single-word="false" fo:orphans="2" fo:widows="2"/>
      <style:text-properties fo:font-variant="normal" fo:text-transform="none" fo:color="#232323" style:font-name="Arial" fo:font-size="11.25pt" fo:letter-spacing="normal" fo:font-style="normal" fo:font-weight="normal"/>
    </style:style>
    <style:style style:name="P34" style:family="paragraph" style:parent-style-name="List_20_Contents">
      <style:paragraph-properties fo:margin-top="0in" fo:margin-bottom="0.1965in" loext:contextual-spacing="false"/>
    </style:style>
    <style:style style:name="P35" style:family="paragraph" style:parent-style-name="List_20_Contents">
      <style:paragraph-properties fo:margin-top="0in" fo:margin-bottom="0.1965in" loext:contextual-spacing="false" fo:text-align="start" style:justify-single-word="false" fo:orphans="2" fo:widows="2"/>
      <style:text-properties fo:font-variant="normal" fo:text-transform="none" fo:color="#232323" style:font-name="Arial" fo:font-size="11.25pt" fo:letter-spacing="normal" fo:font-style="normal" fo:font-weight="normal"/>
    </style:style>
    <style:style style:name="P36" style:family="paragraph" style:parent-style-name="List_20_Contents">
      <style:paragraph-properties fo:margin-top="0in" fo:margin-bottom="0.1965in" loext:contextual-spacing="false" fo:text-align="start" style:justify-single-word="false" fo:orphans="2" fo:widows="2"/>
      <style:text-properties fo:font-variant="normal" fo:text-transform="none" fo:color="#232323" style:font-name="Arial" fo:font-size="11.25pt" fo:letter-spacing="normal" fo:font-style="normal" fo:font-weight="bold"/>
    </style:style>
    <style:style style:name="P37" style:family="paragraph" style:parent-style-name="List_20_Contents">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38" style:family="paragraph" style:parent-style-name="List_20_Contents">
      <style:paragraph-properties fo:margin-left="0in" fo:margin-right="0in" fo:margin-top="0in" fo:margin-bottom="0.1965in" loext:contextual-spacing="false" fo:text-indent="0in" style:auto-text-indent="false"/>
    </style:style>
    <style:style style:name="P39" style:family="paragraph" style:parent-style-name="List_20_Contents">
      <style:paragraph-properties fo:margin-left="0in" fo:margin-right="0in" fo:margin-top="0in" fo:margin-bottom="0.1965in" loext:contextual-spacing="false"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40" style:family="paragraph" style:parent-style-name="List_20_Heading">
      <style:paragraph-properties fo:text-align="start" style:justify-single-word="false" fo:orphans="2" fo:widows="2"/>
      <style:text-properties fo:font-variant="normal" fo:text-transform="none" fo:color="#232323" style:font-name="Arial" fo:font-size="11.25pt" fo:letter-spacing="normal" fo:font-style="normal" fo:font-weight="normal"/>
    </style:style>
    <style:style style:name="P41" style:family="paragraph" style:parent-style-name="List_20_Heading">
      <style:paragraph-properties fo:margin-left="0in" fo:margin-right="0in" fo:text-indent="0in" style:auto-text-indent="false"/>
    </style:style>
    <style:style style:name="P42" style:family="paragraph" style:parent-style-name="List_20_Heading">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43" style:family="paragraph" style:parent-style-name="List_20_Heading">
      <style:paragraph-properties fo:margin-left="0in" fo:margin-right="0in" fo:margin-top="0in" fo:margin-bottom="0.1965in" loext:contextual-spacing="false"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44" style:family="paragraph" style:parent-style-name="List_20_Heading">
      <style:paragraph-properties fo:margin-top="0in" fo:margin-bottom="0.1965in" loext:contextual-spacing="false" fo:text-align="start" style:justify-single-word="false" fo:orphans="2" fo:widows="2"/>
      <style:text-properties fo:font-variant="normal" fo:text-transform="none" fo:color="#232323" style:font-name="Arial" fo:font-size="11.25pt" fo:letter-spacing="normal" fo:font-style="normal" fo:font-weight="normal"/>
    </style:style>
    <style:style style:name="P45" style:family="paragraph" style:parent-style-name="Heading_20_4">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0.5pt" fo:letter-spacing="normal" fo:font-style="normal" fo:font-weight="bold"/>
    </style:style>
    <style:style style:name="T1" style:family="text">
      <style:text-properties fo:font-weight="bold"/>
    </style:style>
    <style:style style:name="T2" style:family="text">
      <style:text-properties fo:font-variant="normal" fo:text-transform="none" fo:color="#232323" style:font-name="Verdana" fo:font-size="13.5pt" fo:letter-spacing="normal" fo:font-style="normal" fo:font-weight="bold"/>
    </style:style>
    <style:style style:name="T3" style:family="text">
      <style:text-properties fo:font-variant="normal" fo:text-transform="none" fo:color="#232323" style:font-name="Arial" fo:font-size="11.25pt" fo:letter-spacing="normal" fo:font-style="normal" fo:font-weight="normal"/>
    </style:style>
    <style:style style:name="T4" style:family="text">
      <style:text-properties fo:font-variant="normal" fo:text-transform="none" fo:color="#232323" style:font-name="Arial" fo:font-size="11.25pt" fo:letter-spacing="normal" fo:font-style="normal" fo:font-weight="bold"/>
    </style:style>
    <style:style style:name="T5" style:family="text">
      <style:text-properties fo:font-variant="normal" fo:text-transform="none" fo:color="#232323" style:font-name="Arial" fo:font-size="11.25pt" fo:letter-spacing="normal" fo:font-style="italic" fo:font-weight="bold"/>
    </style:style>
    <style:style style:name="T6" style:family="text">
      <style:text-properties fo:font-variant="normal" fo:text-transform="none" fo:color="#232323" fo:letter-spacing="normal"/>
    </style:style>
    <style:style style:name="T7" style:family="text">
      <style:text-properties fo:font-variant="normal" fo:text-transform="none" fo:color="#0000aa" style:font-name="Arial" fo:font-size="11.25pt" fo:letter-spacing="normal" fo:font-style="normal" fo:font-weight="normal"/>
    </style:style>
    <style:style style:name="T8" style:family="text">
      <style:text-properties fo:font-variant="normal" fo:text-transform="none" fo:color="#0000aa" style:font-name="Arial" fo:font-size="11.25pt" fo:letter-spacing="normal" fo:font-style="normal" fo:font-weight="bold"/>
    </style:style>
    <style:style style:name="T9" style:family="text">
      <style:text-properties fo:font-style="italic"/>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xlink:href="https://www.cs.bgu.ac.il/~caspl172/index.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xt:bookmark text:name="introduction_to_c_programming_in_a_unix_linux_32_bits_environment"/>Introduction to C Programming in a Unix (Linux 32 bits) Environment</text:h>
      <text:p text:style-name="P19"><text:span text:style-name="T1">Lab goals</text:span>: C primer, on simple stream IO library functions and parsing command-line arguments.</text:p>
      <text:h text:style-name="P23" text:outline-level="1"><text:bookmark text:name="this_lab_is_to_be_done_solo"/>(This lab is to be done SOLO)</text:h>
      <text:h text:style-name="P24" text:outline-level="2"><text:bookmark text:name="task_0_maintaining_a_project_using_make"/><text:span text:style-name="T2">Task 0: Maintaining a project using </text:span><text:span text:style-name="Teletype"><text:span text:style-name="T2">make</text:span></text:span></text:h>
      <text:p text:style-name="P21"><text:span text:style-name="T3">You should perform this task </text:span><text:span text:style-name="T4">before</text:span><text:span text:style-name="T3"> attending the lab session. For this task, 3 files are provided: </text:span><text:a xlink:type="simple" xlink:href="https://www.cs.bgu.ac.il/~caspl172/wiki.files/add.s" text:style-name="Internet_20_link" text:visited-style-name="Visited_20_Internet_20_Link"><text:span text:style-name="T7">add.s</text:span></text:a><text:span text:style-name="T3">, </text:span><text:a xlink:type="simple" xlink:href="https://www.cs.bgu.ac.il/~caspl172/wiki.files/main.c" text:style-name="Internet_20_link" text:visited-style-name="Visited_20_Internet_20_Link"><text:span text:style-name="T7">main.c</text:span></text:a><text:span text:style-name="T3">, </text:span><text:a xlink:type="simple" xlink:href="https://www.cs.bgu.ac.il/~caspl172/wiki.files/numbers.c" text:style-name="Internet_20_link" text:visited-style-name="Visited_20_Internet_20_Link"><text:span text:style-name="T7">numbers.c</text:span></text:a><text:span text:style-name="T3">. The first file is assembly language code, and the other 2 are C source code.</text:span></text:p>
      <text:list xml:id="list120608520127692999" text:style-name="L12">
        <text:list-item>
          <text:p text:style-name="P11">Log in to Linux.</text:p>
        </text:list-item>
        <text:list-item>
          <text:p text:style-name="P2">Decide on an ASCII text editor of your choice (vi, emacs, kate, pico, nano, femto, or whatever). It is <text:span text:style-name="T1">your responsibility</text:span> to know how to operate the text editor well enough for all tasks in all labs.</text:p>
        </text:list-item>
        <text:list-item>
          <text:p text:style-name="P8"><text:span text:style-name="T3">Using the text editor that you decided to use, write a makefile for the given files (as explained in the introduction to GNU Make Manual, see the </text:span><text:a xlink:type="simple" xlink:href="https://www.cs.bgu.ac.il/~caspl172/Lab1/Reading" text:style-name="Internet_20_link" text:visited-style-name="Visited_20_Internet_20_Link"><text:span text:style-name="T7">Reading Material</text:span></text:a><text:span text:style-name="T3">). The Makefile should provide targets for compiling the program and cleaning up the working directory.</text:span></text:p>
        </text:list-item>
        <text:list-item>
          <text:p text:style-name="P2">Compile the project by executing make in the console.</text:p>
        </text:list-item>
        <text:list-item>
          <text:p text:style-name="P2">Read all of lab1 reading material before attending the lab.</text:p>
        </text:list-item>
        <text:list-item>
          <text:p text:style-name="P2">Read puts(3) and printf(3) manuals. What is the difference between the functions?</text:p>
        </text:list-item>
      </text:list>
      <text:h text:style-name="P26" text:outline-level="3"><text:bookmark text:name="important"/>Important</text:h>
      <text:p text:style-name="P19">To protect your files from being viewed or copied by other people, thereby possibly earning you a disciplinary hearing, employ the Linux permission system by running:</text:p>
      <text:p text:style-name="P27">chmod 700 ~</text:p>
      <text:p text:style-name="P19">In order to make sure you have sufficient space in your workspace, run the following command once you're logged in</text:p>
      <text:p text:style-name="P27">du -a | sort -n</text:p>
      <text:p text:style-name="P19">Then you can see a list of your files/directories and the amount of space each file/directory takes.</text:p>
      <text:p text:style-name="P19">If you need space and KNOW which files to remove, you can do that by:</text:p>
      <text:p text:style-name="P27">rm -f [filename]</text:p>
      <text:h text:style-name="P26" text:outline-level="3"><text:bookmark text:name="controld_controlc_and_controlz"/>Control+D, Control+C and Control+Z</text:h>
      <text:list xml:id="list2488271447906987605" text:style-name="L13">
        <text:list-item>
          <text:p text:style-name="P18"><text:span text:style-name="T3">What does Control+D (^D) do?<text:line-break/>Control+D causes the Unix terminal driver to signal the EOF condition to the process running in this terminal foreground. You can read more about it </text:span><text:a xlink:type="simple" xlink:href="http://en.wikipedia.org/wiki/End-of-transmission_character" text:style-name="Internet_20_link" text:visited-style-name="Visited_20_Internet_20_Link"><text:span text:style-name="T7">here</text:span></text:a><text:span text:style-name="T3">.</text:span></text:p>
        </text:list-item>
        <text:list-item>
          <text:p text:style-name="P3">What does Control+C (^C) do?<text:line-break/>Pressing Control+C in the terminal, causes the Unix terminal to send the SIGINT signal to the process running in the terminal foreground. This will usually terminate the process.</text:p>
        </text:list-item>
        <text:list-item>
          <text:p text:style-name="P3"><text:soft-page-break/>What does Control+Z (^Z) do?<text:line-break/>Pressing Control+Z in the terminal, causes the Unix terminal to send the SIGTSTP signal to the process running in the terminal foreground. This will suspend the process (meaning the process will still live in background).<text:line-break/><text:line-break/>Do not use Control+Z for terminating processes!!!</text:p>
        </text:list-item>
      </text:list>
      <text:h text:style-name="P26" text:outline-level="3"><text:bookmark text:name="writing_a_simple_program"/>Writing a simple program</text:h>
      <text:p text:style-name="P19">Write a simple echo program named my_echo: </text:p>
      <text:p text:style-name="P42">NAME</text:p>
      <text:p text:style-name="P33">my_echo - echoes text.</text:p>
      <text:p text:style-name="P40">SYNOPSIS</text:p>
      <text:p text:style-name="P33">my_echo</text:p>
      <text:p text:style-name="P40">DESCRIPTION</text:p>
      <text:p text:style-name="P33">my_echo prints out the text given in the command line by the user.</text:p>
      <text:p text:style-name="P44">EXAMPLES</text:p>
      <text:p text:style-name="P29">#&gt; my_echo aa b c</text:p>
      <text:p text:style-name="P29">aa b c</text:p>
      <text:p text:style-name="P30"><text:s text:c="4"/></text:p>
      <text:h text:style-name="P45" text:outline-level="4">Mandatory requirements</text:h>
      <text:list xml:id="list6400989684069643134" text:style-name="L14">
        <text:list-item>
          <text:p text:style-name="P12">Create a proper makefile as described in the reading material.</text:p>
        </text:list-item>
        <text:list-item>
          <text:p text:style-name="P4">Test your program to see that it actually works…</text:p>
        </text:list-item>
      </text:list>
      <text:p text:style-name="P1"/>
      <text:p text:style-name="P20"><text:span text:style-name="T1">The tasks below are to be done only during the lab session!</text:span><text:line-break/>Students coming with ready code "from home" will be assigned low priority <text:span text:style-name="T1">and</text:span> will have to demonstrate re-writing all the code again <text:span text:style-name="T1">from scratch</text:span>. Additionally, you are expected (of course) to understand your code completely.</text:p>
      <text:h text:style-name="P25" text:outline-level="2"><text:bookmark text:name="task_1_the_encoder_program"/>Task 1: The encoder program</text:h>
      <text:p text:style-name="P21"><text:span text:style-name="T3">In this task we will write a program that encodes specific characters from the input text. </text:span><text:line-break/><text:span text:style-name="T3">As stated in task 0 and the reading material, you should already have consulted the man pages for </text:span><text:span text:style-name="T4">strcmp(3), fgetc(3), fputc(3), fopen(3), fclose(3)</text:span><text:span text:style-name="T6"> </text:span><text:span text:style-name="T3">before the lab. </text:span><text:line-break/><text:span text:style-name="T6"> </text:span><text:span text:style-name="T3">Task 1 consists of three subtasks: 1a, 1b, and 1c, each building on top of the previous subtask.</text:span></text:p>
      <text:h text:style-name="P26" text:outline-level="3"><text:bookmark text:name="task_1a_a_restricted_encoder_version_-_conversion_to_lowercase"/>Task 1a: A restricted encoder version - conversion to lowercase</text:h>
      <text:p text:style-name="P19">The encoder program should be implemented as follows:</text:p>
      <text:p text:style-name="P42">NAME</text:p>
      <text:p text:style-name="P33"><text:soft-page-break/>encoder - encodes the input text as lowercase letters</text:p>
      <text:p text:style-name="P40">SYNOPSIS</text:p>
      <text:p text:style-name="P33">encoder</text:p>
      <text:p text:style-name="P40">DESCRIPTION</text:p>
      <text:p text:style-name="P33">encoder receives text characters from standard input and prints the corresponding lowercase characters to the standard output. Non uppercase letters remain unchanged.</text:p>
      <text:p text:style-name="P44">EXAMPLES</text:p>
      <text:p text:style-name="P29">#&gt; encoder</text:p>
      <text:p text:style-name="P29">Hi, my name is Noah</text:p>
      <text:p text:style-name="P29">hi, my name is noah</text:p>
      <text:p text:style-name="P29">^D</text:p>
      <text:p text:style-name="P29">#&gt;</text:p>
      <text:p text:style-name="P30"><text:s text:c="4"/></text:p>
      <text:h text:style-name="P45" text:outline-level="4">Information</text:h>
      <text:list xml:id="list8696558152676113475" text:style-name="L15">
        <text:list-item>
          <text:p text:style-name="P13">stdin and stdout are FILE* constants than can be used with fgetc and fputc.</text:p>
        </text:list-item>
        <text:list-item>
          <text:p text:style-name="P5">Make sure you know how to recognize end of file ( <text:span text:style-name="T9">EOF </text:span>).</text:p>
        </text:list-item>
        <text:list-item>
          <text:p text:style-name="P5">Control-D causes the Unix terminal driver to signal the EOF condition to the process running in this terminal foreground, using this key combination (shown in the above example as ^D) will cause <text:span text:style-name="T9">fgetc</text:span> to return an <text:span text:style-name="T9">EOF</text:span> constant and in response your program should terminate itself "normally".</text:p>
        </text:list-item>
        <text:list-item>
          <text:p text:style-name="P9"><text:span text:style-name="T3">Refer to </text:span><text:a xlink:type="simple" xlink:href="http://www.asciitable.com/" text:style-name="Internet_20_link" text:visited-style-name="Visited_20_Internet_20_Link"><text:span text:style-name="T7">ASCII</text:span></text:a><text:span text:style-name="T3"> table for more information on how to convert characters to lower-case or upper-case.</text:span></text:p>
        </text:list-item>
      </text:list>
      <text:h text:style-name="P45" text:outline-level="4">Mandatory requirements</text:h>
      <text:list xml:id="list2141379241552424743" text:style-name="L16">
        <text:list-item>
          <text:p text:style-name="P14">You must read the input <text:span text:style-name="T1">character by character</text:span>, there is no need to store the data read at all.</text:p>
        </text:list-item>
        <text:list-item>
          <text:p text:style-name="P6">Important - you cannot make any assumption about the line length.</text:p>
        </text:list-item>
        <text:list-item>
          <text:p text:style-name="P6">Check whether a character is an uppercase letter by using a single "if" statement with two conditions. How?</text:p>
        </text:list-item>
        <text:list-item>
          <text:p text:style-name="P6">You are <text:span text:style-name="T1">not</text:span> allowed to use any library function for the purpose of recognizing whether a character is a letter, and its case.</text:p>
        </text:list-item>
      </text:list>
      <text:h text:style-name="P26" text:outline-level="3"><text:bookmark text:name="task_1b_extending_the_encoder_to_support_encryption"/>Task 1b: Extending the encoder to support encryption</text:h>
      <text:p text:style-name="P42">NAME</text:p>
      <text:p text:style-name="P33">encoder - encodes the input text as lowercase encrypted letters.</text:p>
      <text:p text:style-name="P40">SYNOPSIS</text:p>
      <text:p text:style-name="P33">encoder [OPTION]…</text:p>
      <text:p text:style-name="P40">DESCRIPTION</text:p>
      <text:p text:style-name="P35">encoder receives text characters from standard input and prints the corresponding lowercase encrypted characters to the standard output. The encryption key is given as an argument.<text:line-break/>If <text:span text:style-name="T1">no</text:span> argument is supplied, the encoder only converts characters to lowercase.<text:line-break/>Characters that are not English letters must remain unchanged (they should not be converted to lowercase nor encrypted).</text:p>
      <text:p text:style-name="P35">Encryption key is given with a '+' or a '-' sign (see example below).</text:p>
      <text:p text:style-name="P36">Note that you may assume that the encryption key is made of a single digit.</text:p>
      <text:p text:style-name="P44"><text:soft-page-break/>EXAMPLES</text:p>
      <text:p text:style-name="P29">#&gt; encoder +1</text:p>
      <text:p text:style-name="P29">Hi, my name is Noah</text:p>
      <text:p text:style-name="P29">ij, nz obnf jt opbi</text:p>
      <text:p text:style-name="P29">^D</text:p>
      <text:p text:style-name="P29">#&gt; encoder -1</text:p>
      <text:p text:style-name="P29">Hi, my name is Noah</text:p>
      <text:p text:style-name="P29">gh, lx mzld hr mnzg</text:p>
      <text:p text:style-name="P29">^D</text:p>
      <text:h text:style-name="P45" text:outline-level="4">Mandatory requirements</text:h>
      <text:list xml:id="list3691052646857177776" text:style-name="L17">
        <text:list-item>
          <text:p text:style-name="P15">You are <text:span text:style-name="T1">not</text:span> allowed to use any library function for the purpose of recognizing whether a character is a letter and its case.</text:p>
        </text:list-item>
        <text:list-item>
          <text:p text:style-name="P10"><text:span text:style-name="T4">Read your program parameters in the manner of task0 </text:span><text:a xlink:type="simple" xlink:href="https://www.cs.bgu.ac.il/~caspl172/wiki.files/main.c" text:style-name="Internet_20_link" text:visited-style-name="Visited_20_Internet_20_Link"><text:span text:style-name="T8">main.c</text:span></text:a><text:span text:style-name="T4">, first set default values to the variables holding the program configuration and then scan through </text:span><text:span text:style-name="T5">argv</text:span><text:span text:style-name="T4"> to update those values. Points will be reduced for failing to do so.</text:span></text:p>
        </text:list-item>
      </text:list>
      <text:h text:style-name="P26" text:outline-level="3"><text:bookmark text:name="task_1c_supporting_input_from_a_file"/>Task 1c: Supporting input from a file</text:h>
      <text:p text:style-name="P42">NAME</text:p>
      <text:p text:style-name="P37">encoder - encoders the input text as lowercase encrypted letters.</text:p>
      <text:p text:style-name="P42">SYNOPSIS</text:p>
      <text:p text:style-name="P37">encoder [OPTION]…</text:p>
      <text:p text:style-name="P42">DESCRIPTION</text:p>
      <text:p text:style-name="P39">encoder receives text characters from standard input or from a file and prints the corresponding lowercase encrypted characters to the standard output. The encryption key is given as an argument.<text:line-break/>If <text:span text:style-name="T1">no</text:span> encryption key argument is supplied, the encoder only converts characters to lowercase.<text:line-break/>Of course, characters that are not English letters must still be supported.</text:p>
      <text:p text:style-name="P43">OPTIONS</text:p>
      <text:p text:style-name="P41">-i FILE</text:p>
      <text:p text:style-name="P34">Input file. Read list of characters to be encoded from a file, instead of from standard input.</text:p>
      <text:p text:style-name="Text_20_body"/>
      <text:p text:style-name="P43">ERRORS</text:p>
      <text:p text:style-name="P38">If FILE cannot be opened for reading, print an error message to standard error and exit.</text:p>
      <text:p text:style-name="P43">EXAMPLES</text:p>
      <text:p text:style-name="P28">#&gt; echo 'Hi, my name is Noah' &gt; input</text:p>
      <text:p text:style-name="P32">#&gt; encoder +1 -i input</text:p>
      <text:p text:style-name="P32">ij, nz obnf jt opbi</text:p>
      <text:p text:style-name="P32">^D</text:p>
      <text:h text:style-name="P26" text:outline-level="3"><text:bookmark text:name="task_2_supporting_output_to_a_file"/>Task 2: Supporting output to a file</text:h>
      <text:p text:style-name="P42">NAME</text:p>
      <text:p text:style-name="P37"><text:soft-page-break/>encoder - encodes the input text as lowercase encrypted letters.</text:p>
      <text:p text:style-name="P42">SYNOPSIS</text:p>
      <text:p text:style-name="P37">encoder [OPTION]…</text:p>
      <text:p text:style-name="P42">DESCRIPTION</text:p>
      <text:p text:style-name="P39">encoder receives text characters from standard input or from a file and prints the corresponding lowercase encrypted characters to the standard output or the given files. The encryption key is given as an argument.<text:line-break/>If <text:span text:style-name="T1">no</text:span> encryption key argument is supplied, the encoder only converts characters to lowercase.<text:line-break/>Of course, characters that are not English letters must still be supported.</text:p>
      <text:p text:style-name="P43">OPTIONS</text:p>
      <text:p text:style-name="P41">-i FILE</text:p>
      <text:p text:style-name="P34">Input file. Read list of characters to be encoded from a file, instead of from standard input.</text:p>
      <text:p text:style-name="List_20_Heading">-o</text:p>
      <text:p text:style-name="P34">Output file. Prints output to a file instead of the standard output.</text:p>
      <text:p text:style-name="P43">EXAMPLES</text:p>
      <text:p text:style-name="P28">#&gt; encoder +1 -o</text:p>
      <text:p text:style-name="P32">Enter output file:</text:p>
      <text:p text:style-name="P32">output</text:p>
      <text:p text:style-name="P32">Enter text to encode:</text:p>
      <text:p text:style-name="P32">Hi, my name is Noah</text:p>
      <text:p text:style-name="P32">^D</text:p>
      <text:p text:style-name="P32">#&gt; more output</text:p>
      <text:p text:style-name="P32">ij, nz obnf jt opbi</text:p>
      <text:p text:style-name="P31"><text:s text:c="4"/></text:p>
      <text:p text:style-name="P21"/>
      <text:list xml:id="list7879046254005190883" text:style-name="L18">
        <text:list-item>
          <text:p text:style-name="P16">You may assume the output file name is no longer than 30 characters.</text:p>
        </text:list-item>
      </text:list>
      <text:h text:style-name="P45" text:outline-level="4">Mandatory requirements</text:h>
      <text:list xml:id="list5002332980647289161" text:style-name="L19">
        <text:list-item>
          <text:p text:style-name="P17">Program arguments may arrive in an <text:span text:style-name="T1">arbitrary</text:span> order. Your program must support this feature.</text:p>
        </text:list-item>
        <text:list-item>
          <text:p text:style-name="P7">You must use <text:span text:style-name="T9">fgets</text:span> to read the output file nam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Times New Roman" svg:font-family="'Times New Roman'"/>
    <style:font-face style:name="Verdana" svg:font-family="Verdan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18:06:21.575135128</meta:creation-date>
    <dc:date>2017-07-24T18:07:04.508112861</dc:date>
    <meta:editing-duration>PT43S</meta:editing-duration>
    <meta:editing-cycles>1</meta:editing-cycles>
    <meta:document-statistic meta:table-count="0" meta:image-count="0" meta:object-count="0" meta:page-count="5" meta:paragraph-count="130" meta:word-count="1343" meta:character-count="7780" meta:non-whitespace-character-count="6571"/>
    <meta:generator>LibreOffice/5.1.6.2$Linux_X86_64 LibreOffice_project/10m0$Build-2</meta:generator>
  </office:meta>
</office:document-meta>
</file>